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46in"/>
    </style:style>
    <style:style style:name="co2" style:family="table-column">
      <style:table-column-properties fo:break-before="auto" style:column-width="3.4661in"/>
    </style:style>
    <style:style style:name="co3" style:family="table-column">
      <style:table-column-properties fo:break-before="auto" style:column-width="4.5811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y_album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release_id</text:p>
          </table:table-cell>
          <table:table-cell office:value-type="string" calcext:value-type="string">
            <text:p>CollectionFolder</text:p>
          </table:table-cell>
          <table:table-cell office:value-type="string" calcext:value-type="string">
            <text:p>Date Added</text:p>
          </table:table-cell>
        </table:table-row>
        <table:table-row table:style-name="ro1">
          <table:table-cell office:value-type="string" calcext:value-type="string">
            <text:p>The Saga Continues</text:p>
          </table:table-cell>
          <table:table-cell office:value-type="string" calcext:value-type="string">
            <text:p>Wu-Tang Clan</text:p>
          </table:table-cell>
          <table:table-cell office:value-type="string" calcext:value-type="string">
            <text:p>36 Chambers, eOne, SPV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42358" calcext:value-type="float">
            <text:p>1104235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24</text:p>
          </table:table-cell>
        </table:table-row>
        <table:table-row table:style-name="ro1">
          <table:table-cell office:value-type="string" calcext:value-type="string">
            <text:p>Bon Iver, Bon Iver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4AD, Jagjaguwar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42482" calcext:value-type="float">
            <text:p>29424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43</text:p>
          </table:table-cell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2" calcext:value-type="float">
            <text:p>2002</text:p>
          </table:table-cell>
          <table:table-cell office:value-type="float" office:value="1734171" calcext:value-type="float">
            <text:p>17341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1:37</text:p>
          </table:table-cell>
        </table:table-row>
        <table:table-row table:style-name="ro1">
          <table:table-cell office:value-type="string" calcext:value-type="string">
            <text:p>An Awesome Wave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Atlantic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932272" calcext:value-type="float">
            <text:p>393227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4:58</text:p>
          </table:table-cell>
        </table:table-row>
        <table:table-row table:style-name="ro1">
          <table:table-cell office:value-type="string" calcext:value-type="string">
            <text:p>Ti Amo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tlantic, Glassnote, Loyau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439069" calcext:value-type="float">
            <text:p>10439069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7:54</text:p>
          </table:table-cell>
        </table:table-row>
        <table:table-row table:style-name="ro1">
          <table:table-cell office:value-type="string" calcext:value-type="string">
            <text:p>Rap Album Two</text:p>
          </table:table-cell>
          <table:table-cell office:value-type="string" calcext:value-type="string">
            <text:p>Jonwayne</text:p>
          </table:table-cell>
          <table:table-cell office:value-type="string" calcext:value-type="string">
            <text:p>Authors / The Order Label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390231" calcext:value-type="float">
            <text:p>1039023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8:30</text:p>
          </table:table-cell>
        </table:table-row>
        <table:table-row table:style-name="ro1">
          <table:table-cell office:value-type="string" calcext:value-type="string">
            <text:p>Thank You For Today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arsuk Records, Atlant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400106" calcext:value-type="float">
            <text:p>1240010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9:3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ig Machin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392060" calcext:value-type="float">
            <text:p>63920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25</text:p>
          </table:table-cell>
        </table:table-row>
        <table:table-row table:style-name="ro1">
          <table:table-cell office:value-type="string" calcext:value-type="string">
            <text:p>None Shall Pass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Block Block Chop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4777381" calcext:value-type="float">
            <text:p>47773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41</text:p>
          </table:table-cell>
        </table:table-row>
        <table:table-row table:style-name="ro1"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448178" calcext:value-type="float">
            <text:p>24481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6:54</text:p>
          </table:table-cell>
        </table:table-row>
        <table:table-row table:style-name="ro1">
          <table:table-cell office:value-type="string" calcext:value-type="string">
            <text:p>Greatest Hits 1974-78</text:p>
          </table:table-cell>
          <table:table-cell office:value-type="string" calcext:value-type="string">
            <text:p>Steve Miller Band</text:p>
          </table:table-cell>
          <table:table-cell office:value-type="string" calcext:value-type="string">
            <text:p>Capitol Records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1406855" calcext:value-type="float">
            <text:p>140685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02</text:p>
          </table:table-cell>
        </table:table-row>
        <table:table-row table:style-name="ro1">
          <table:table-cell office:value-type="string" calcext:value-type="string">
            <text:p>The Human Condition</text:p>
          </table:table-cell>
          <table:table-cell office:value-type="string" calcext:value-type="string">
            <text:p>Jon Bell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627458" calcext:value-type="float">
            <text:p>8627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45:53</text:p>
          </table:table-cell>
        </table:table-row>
        <table:table-row table:style-name="ro1">
          <table:table-cell office:value-type="string" calcext:value-type="string">
            <text:p>The Definition</text:p>
          </table:table-cell>
          <table:table-cell office:value-type="string" calcext:value-type="string">
            <text:p>Jon Bell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0998391" calcext:value-type="float">
            <text:p>109983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43</text:p>
          </table:table-cell>
        </table:table-row>
        <table:table-row table:style-name="ro1">
          <table:table-cell office:value-type="string" calcext:value-type="string">
            <text:p>Glory Sound Prep</text:p>
          </table:table-cell>
          <table:table-cell office:value-type="string" calcext:value-type="string">
            <text:p>Jon Bellion</text:p>
          </table:table-cell>
          <table:table-cell office:value-type="string" calcext:value-type="string">
            <text:p>Capitol Records, Visionary Music Group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3113965" calcext:value-type="float">
            <text:p>1311396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10:53</text:p>
          </table:table-cell>
        </table:table-row>
        <table:table-row table:style-name="ro1">
          <table:table-cell office:value-type="string" calcext:value-type="string">
            <text:p>Continuum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3193195" calcext:value-type="float">
            <text:p>31931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11-30 23:37:00</text:p>
          </table:table-cell>
        </table:table-row>
        <table:table-row table:style-name="ro1">
          <table:table-cell office:value-type="string" calcext:value-type="string">
            <text:p>Bob Dylan's Greatest Hits Volume II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</text:p>
          </table:table-cell>
          <table:table-cell office:value-type="float" office:value="16053545" calcext:value-type="float">
            <text:p>160535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55:44</text:p>
          </table:table-cell>
        </table:table-row>
        <table:table-row table:style-name="ro1">
          <table:table-cell office:value-type="string" calcext:value-type="string">
            <text:p>Illmatic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olumbia, Columbia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219517" calcext:value-type="float">
            <text:p>21951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47</text:p>
          </table:table-cell>
        </table:table-row>
        <table:table-row table:style-name="ro1">
          <table:table-cell office:value-type="string" calcext:value-type="string">
            <text:p>Flower Boy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1195697" calcext:value-type="float">
            <text:p>1119569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4:18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Columbia, Columbia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495664" calcext:value-type="float">
            <text:p>4956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4 19:10:22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Def Jam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292679" calcext:value-type="float">
            <text:p>1229267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1-19 01:32:08</text:p>
          </table:table-cell>
        </table:table-row>
        <table:table-row table:style-name="ro1">
          <table:table-cell office:value-type="string" calcext:value-type="string">
            <text:p>Good News For People Who Love Bad News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Epic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862960" calcext:value-type="float">
            <text:p>286296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6:22</text:p>
          </table:table-cell>
        </table:table-row>
        <table:table-row table:style-name="ro1">
          <table:table-cell table:number-columns-repeated="2" office:value-type="string" calcext:value-type="string">
            <text:p>Boston</text:p>
          </table:table-cell>
          <table:table-cell office:value-type="string" calcext:value-type="string">
            <text:p>Epic, Epic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13125386" calcext:value-type="float">
            <text:p>1312538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2:06</text:p>
          </table:table-cell>
        </table:table-row>
        <table:table-row table:style-name="ro1">
          <table:table-cell office:value-type="string" calcext:value-type="string">
            <text:p>The Pick Of Destiny</text:p>
          </table:table-cell>
          <table:table-cell office:value-type="string" calcext:value-type="string">
            <text:p>Tenacious D</text:p>
          </table:table-cell>
          <table:table-cell office:value-type="string" calcext:value-type="string">
            <text:p>Epic, Legacy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6340675" calcext:value-type="float">
            <text:p>634067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38</text:p>
          </table:table-cell>
        </table:table-row>
        <table:table-row table:style-name="ro1">
          <table:table-cell office:value-type="string" calcext:value-type="string">
            <text:p>Chronicle: 20 Greatest Hits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Fantasy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8697158" calcext:value-type="float">
            <text:p>86971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9:21</text:p>
          </table:table-cell>
        </table:table-row>
        <table:table-row table:style-name="ro1">
          <table:table-cell table:number-columns-repeated="2" office:value-type="string" calcext:value-type="string">
            <text:p>Run The Jewels</text:p>
          </table:table-cell>
          <table:table-cell office:value-type="string" calcext:value-type="string">
            <text:p>Fool's Gold Recor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4192" calcext:value-type="float">
            <text:p>47941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5:07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Fool's Gold Records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555749" calcext:value-type="float">
            <text:p>355574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32:06</text:p>
          </table:table-cell>
        </table:table-row>
        <table:table-row table:style-name="ro1">
          <table:table-cell office:value-type="string" calcext:value-type="string">
            <text:p>Some Nights</text:p>
          </table:table-cell>
          <table:table-cell office:value-type="string" calcext:value-type="string">
            <text:p>Fun.</text:p>
          </table:table-cell>
          <table:table-cell office:value-type="string" calcext:value-type="string">
            <text:p>Fueled By Ramen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426995" calcext:value-type="float">
            <text:p>342699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54</text:p>
          </table:table-cell>
        </table:table-row>
        <table:table-row table:style-name="ro1">
          <table:table-cell office:value-type="string" calcext:value-type="string">
            <text:p>We Don't Need To Whisper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Geffen Records, Suretone, Universal Music Special Markets, SRC Vinyl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12833882" calcext:value-type="float">
            <text:p>1283388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4:26</text:p>
          </table:table-cell>
        </table:table-row>
        <table:table-row table:style-name="ro1">
          <table:table-cell office:value-type="string" calcext:value-type="string">
            <text:p>Cheshire Cat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Geffen Records, Universal Music Special Markets</text:p>
          </table:table-cell>
          <table:table-cell office:value-type="float" office:value="3" calcext:value-type="float">
            <text:p>3</text:p>
          </table:table-cell>
          <table:table-cell office:value-type="float" office:value="1995" calcext:value-type="float">
            <text:p>1995</text:p>
          </table:table-cell>
          <table:table-cell office:value-type="float" office:value="5868594" calcext:value-type="float">
            <text:p>586859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25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Glassnote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3862271" calcext:value-type="float">
            <text:p>1386227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48</text:p>
          </table:table-cell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</text:p>
          </table:table-cell>
          <table:table-cell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  <table:table-cell office:value-type="float" office:value="367104" calcext:value-type="float">
            <text:p>36710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8 17:35:50</text:p>
          </table:table-cell>
        </table:table-row>
        <table:table-row table:style-name="ro1">
          <table:table-cell office:value-type="string" calcext:value-type="string">
            <text:p>How To Be A Human Being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Harvest, Wolf Tone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040458" calcext:value-type="float">
            <text:p>904045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4-11 23:22:53</text:p>
          </table:table-cell>
        </table:table-row>
        <table:table-row table:style-name="ro1">
          <table:table-cell office:value-type="string" calcext:value-type="string">
            <text:p>Currents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Interscope Record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250491" calcext:value-type="float">
            <text:p>725049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1:00:15</text:p>
          </table:table-cell>
        </table:table-row>
        <table:table-row table:style-name="ro1">
          <table:table-cell office:value-type="string" calcext:value-type="string">
            <text:p>Leftoverture (Expanded Edition)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irshner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float" office:value="770011" calcext:value-type="float">
            <text:p>77001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47</text:p>
          </table:table-cell>
        </table:table-row>
        <table:table-row table:style-name="ro1">
          <table:table-cell office:value-type="string" calcext:value-type="string">
            <text:p>Aquemini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LaFace Records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169325" calcext:value-type="float">
            <text:p>16932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00</text:p>
          </table:table-cell>
        </table:table-row>
        <table:table-row table:style-name="ro1">
          <table:table-cell office:value-type="string" calcext:value-type="string">
            <text:p>Stankonia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LaFace Records, Arista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25181" calcext:value-type="float">
            <text:p>2251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7:18</text:p>
          </table:table-cell>
        </table:table-row>
        <table:table-row table:style-name="ro1">
          <table:table-cell office:value-type="string" calcext:value-type="string">
            <text:p>Runaround Sue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Laurie Records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  <table:table-cell office:value-type="float" office:value="539005" calcext:value-type="float">
            <text:p>53900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13</text:p>
          </table:table-cell>
        </table:table-row>
        <table:table-row table:style-name="ro1">
          <table:table-cell office:value-type="string" calcext:value-type="string">
            <text:p>Run The Jewels 2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Mass Appeal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093939" calcext:value-type="float">
            <text:p>609393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4:37</text:p>
          </table:table-cell>
        </table:table-row>
        <table:table-row table:style-name="ro1">
          <table:table-cell table:number-columns-repeated="2" office:value-type="string" calcext:value-type="string">
            <text:p>Blink-182</text:p>
          </table:table-cell>
          <table:table-cell office:value-type="string" calcext:value-type="string">
            <text:p>Mightier Than Sword Records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528262" calcext:value-type="float">
            <text:p>452826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1:01</text:p>
          </table:table-cell>
        </table:table-row>
        <table:table-row table:style-name="ro1">
          <table:table-cell office:value-type="string" calcext:value-type="string">
            <text:p>Enema Of The Stat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Mightier Than Sword Records, Universal Music Special Markets</text:p>
          </table:table-cell>
          <table:table-cell office:value-type="float" office:value="5" calcext:value-type="float">
            <text:p>5</text:p>
          </table:table-cell>
          <table:table-cell office:value-type="float" office:value="1999" calcext:value-type="float">
            <text:p>1999</text:p>
          </table:table-cell>
          <table:table-cell office:value-type="float" office:value="3342751" calcext:value-type="float">
            <text:p>334275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6:45</text:p>
          </table:table-cell>
        </table:table-row>
        <table:table-row table:style-name="ro1">
          <table:table-cell office:value-type="string" calcext:value-type="string">
            <text:p>Legends Never Die</text:p>
          </table:table-cell>
          <table:table-cell office:value-type="string" calcext:value-type="string">
            <text:p>R.A. The Rugged Man</text:p>
          </table:table-cell>
          <table:table-cell office:value-type="string" calcext:value-type="string">
            <text:p>Nature Sound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796681" calcext:value-type="float">
            <text:p>479668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8:48</text:p>
          </table:table-cell>
        </table:table-row>
        <table:table-row table:style-name="ro1">
          <table:table-cell office:value-type="string" calcext:value-type="string">
            <text:p>Professional Rapper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9294427" calcext:value-type="float">
            <text:p>929442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9:38</text:p>
          </table:table-cell>
        </table:table-row>
        <table:table-row table:style-name="ro1">
          <table:table-cell office:value-type="string" calcext:value-type="string">
            <text:p>I-Empire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Not On Label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7032184" calcext:value-type="float">
            <text:p>703218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5:29</text:p>
          </table:table-cell>
        </table:table-row>
        <table:table-row table:style-name="ro1">
          <table:table-cell office:value-type="string" calcext:value-type="string">
            <text:p>10 Day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Not On Label (Chance The Rapper Self-released)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4608494" calcext:value-type="float">
            <text:p>1460849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3 17:42:46</text:p>
          </table:table-cell>
        </table:table-row>
        <table:table-row table:style-name="ro1">
          <table:table-cell office:value-type="string" calcext:value-type="string">
            <text:p>Acid Rap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Not On Label (Chance The Rapper)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5543010" calcext:value-type="float">
            <text:p>5543010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2-26 21:36:23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Odd Future Records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5617601" calcext:value-type="float">
            <text:p>56176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1:01:10</text:p>
          </table:table-cell>
        </table:table-row>
        <table:table-row table:style-name="ro1">
          <table:table-cell office:value-type="string" calcext:value-type="string">
            <text:p>The Now Now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186161" calcext:value-type="float">
            <text:p>12186161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9-03-23 01:08:52</text:p>
          </table:table-cell>
        </table:table-row>
        <table:table-row table:style-name="ro1">
          <table:table-cell office:value-type="string" calcext:value-type="string">
            <text:p>Humanz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arlophone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175557" calcext:value-type="float">
            <text:p>101755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04</text:p>
          </table:table-cell>
        </table:table-row>
        <table:table-row table:style-name="ro1">
          <table:table-cell office:value-type="string" calcext:value-type="string">
            <text:p>Demon Days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474703" calcext:value-type="float">
            <text:p>474703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5:10</text:p>
          </table:table-cell>
        </table:table-row>
        <table:table-row table:style-name="ro1">
          <table:table-cell office:value-type="string" calcext:value-type="string">
            <text:p>Plastic Beac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arlophone, Parlophone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440818" calcext:value-type="float">
            <text:p>24408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3:19</text:p>
          </table:table-cell>
        </table:table-row>
        <table:table-row table:style-name="ro1">
          <table:table-cell table:number-columns-repeated="2" office:value-type="string" calcext:value-type="string">
            <text:p>Gorillaz</text:p>
          </table:table-cell>
          <table:table-cell office:value-type="string" calcext:value-type="string">
            <text:p>Parlophone, Parlophone, Parlophone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586630" calcext:value-type="float">
            <text:p>458663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2:53</text:p>
          </table:table-cell>
        </table:table-row>
        <table:table-row table:style-name="ro1">
          <table:table-cell office:value-type="string" calcext:value-type="string">
            <text:p>Melophobia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RCA, DSP (4)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997585" calcext:value-type="float">
            <text:p>499758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2-19 04:43:54</text:p>
          </table:table-cell>
        </table:table-row>
        <table:table-row table:style-name="ro1">
          <table:table-cell office:value-type="string" calcext:value-type="string">
            <text:p>Felt 2: A Tribute To Lisa Bonet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7781901" calcext:value-type="float">
            <text:p>7781901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11 16:36:23</text:p>
          </table:table-cell>
        </table:table-row>
        <table:table-row table:style-name="ro1">
          <table:table-cell office:value-type="string" calcext:value-type="string">
            <text:p>Overcast! (20 Year Anniversary Remaster)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1056745" calcext:value-type="float">
            <text:p>110567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2-14 19:11:02</text:p>
          </table:table-cell>
        </table:table-row>
        <table:table-row table:style-name="ro1">
          <table:table-cell office:value-type="string" calcext:value-type="string">
            <text:p>Shadows On The Sun</text:p>
          </table:table-cell>
          <table:table-cell office:value-type="string" calcext:value-type="string">
            <text:p>Brother Ali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545826" calcext:value-type="float">
            <text:p>154582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58</text:p>
          </table:table-cell>
        </table:table-row>
        <table:table-row table:style-name="ro1">
          <table:table-cell office:value-type="string" calcext:value-type="string">
            <text:p>MM…FOOD</text:p>
          </table:table-cell>
          <table:table-cell office:value-type="string" calcext:value-type="string">
            <text:p>MF Doom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356592" calcext:value-type="float">
            <text:p>35659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6:05</text:p>
          </table:table-cell>
        </table:table-row>
        <table:table-row table:style-name="ro1">
          <table:table-cell office:value-type="string" calcext:value-type="string">
            <text:p>Sad Clown Bad Summer Number 9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1090012" calcext:value-type="float">
            <text:p>109001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1:45</text:p>
          </table:table-cell>
        </table:table-row>
        <table:table-row table:style-name="ro1">
          <table:table-cell office:value-type="string" calcext:value-type="string">
            <text:p>You Can't Imagine How Much Fun We're Having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Rhymesayers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7692787" calcext:value-type="float">
            <text:p>769278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21-04-07 20:11:24</text:p>
          </table:table-cell>
        </table:table-row>
        <table:table-row table:style-name="ro1">
          <table:table-cell office:value-type="string" calcext:value-type="string">
            <text:p>Southsiders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665157" calcext:value-type="float">
            <text:p>5665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2:34</text:p>
          </table:table-cell>
        </table:table-row>
        <table:table-row table:style-name="ro1">
          <table:table-cell office:value-type="string" calcext:value-type="string">
            <text:p>The Impossible Kid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Rhymesayers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446729" calcext:value-type="float">
            <text:p>8446729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43:04</text:p>
          </table:table-cell>
        </table:table-row>
        <table:table-row table:style-name="ro1">
          <table:table-cell office:value-type="string" calcext:value-type="string">
            <text:p>Pookie Baby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Rhymesayers Entertainment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1860198" calcext:value-type="float">
            <text:p>11860198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8:07</text:p>
          </table:table-cell>
        </table:table-row>
        <table:table-row table:style-name="ro1">
          <table:table-cell office:value-type="string" calcext:value-type="string">
            <text:p>Deadringer: Deluxe</text:p>
          </table:table-cell>
          <table:table-cell office:value-type="string" calcext:value-type="string">
            <text:p>RJD2</text:p>
          </table:table-cell>
          <table:table-cell office:value-type="string" calcext:value-type="string">
            <text:p>RJ's Electrical Connections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7804625" calcext:value-type="float">
            <text:p>7804625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00:38</text:p>
          </table:table-cell>
        </table:table-row>
        <table:table-row table:style-name="ro1"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Roc-A-Fella Records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6952" calcext:value-type="float">
            <text:p>2606952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15</text:p>
          </table:table-cell>
        </table:table-row>
        <table:table-row table:style-name="ro1">
          <table:table-cell office:value-type="string" calcext:value-type="string">
            <text:p>The College Dropout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Roc-A-Fella Records, Hustle., Handprint Entertainment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233445" calcext:value-type="float">
            <text:p>23344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3:56</text:p>
          </table:table-cell>
        </table:table-row>
        <table:table-row table:style-name="ro1"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Run The Jewels, Inc.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653096" calcext:value-type="float">
            <text:p>9653096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9:21</text:p>
          </table:table-cell>
        </table:table-row>
        <table:table-row table:style-name="ro1">
          <table:table-cell office:value-type="string" calcext:value-type="string">
            <text:p>Take Off Your Pants And Jacket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SRC Vinyl, SRC Vinyl, SRC Vinyl, SRC Vinyl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5491400" calcext:value-type="float">
            <text:p>549140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47:26</text:p>
          </table:table-cell>
        </table:table-row>
        <table:table-row table:style-name="ro1">
          <table:table-cell office:value-type="string" calcext:value-type="string">
            <text:p>Madvillainy</text:p>
          </table:table-cell>
          <table:table-cell office:value-type="string" calcext:value-type="string">
            <text:p>Madvillain</text:p>
          </table:table-cell>
          <table:table-cell office:value-type="string" calcext:value-type="string">
            <text:p>Stones Throw Records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242785" calcext:value-type="float">
            <text:p>24278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5:07</text:p>
          </table:table-cell>
        </table:table-row>
        <table:table-row table:style-name="ro1">
          <table:table-cell office:value-type="string" calcext:value-type="string">
            <text:p>Pure Comedy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Sub Pop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090180" calcext:value-type="float">
            <text:p>10090180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7:49:03</text:p>
          </table:table-cell>
        </table:table-row>
        <table:table-row table:style-name="ro1">
          <table:table-cell office:value-type="string" calcext:value-type="string">
            <text:p>The Rick And Morty Soundtrack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Sub Pop, [adult swim]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2575122" calcext:value-type="float">
            <text:p>12575122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6:51</text:p>
          </table:table-cell>
        </table:table-row>
        <table:table-row table:style-name="ro1">
          <table:table-cell office:value-type="string" calcext:value-type="string">
            <text:p>Who's Next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Track Record</text:p>
          </table:table-cell>
          <table:table-cell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office:value-type="float" office:value="487464" calcext:value-type="float">
            <text:p>48746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21-04-13 18:05:48</text:p>
          </table:table-cell>
        </table:table-row>
        <table:table-row table:style-name="ro1"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Kid Cudi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979157" calcext:value-type="float">
            <text:p>1979157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10-11 00:37:48</text:p>
          </table:table-cell>
        </table:table-row>
        <table:table-row table:style-name="ro1"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Kid Cudi</text:p>
          </table:table-cell>
          <table:table-cell office:value-type="string" calcext:value-type="string">
            <text:p>Universal Motown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605105" calcext:value-type="float">
            <text:p>2605105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8-01-05 00:54:53</text:p>
          </table:table-cell>
        </table:table-row>
        <table:table-row table:style-name="ro1">
          <table:table-cell office:value-type="string" calcext:value-type="string">
            <text:p>You Gotta Go There To Come Back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V2 records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636618" calcext:value-type="float">
            <text:p>163661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9:42</text:p>
          </table:table-cell>
        </table:table-row>
        <table:table-row table:style-name="ro1">
          <table:table-cell office:value-type="string" calcext:value-type="string">
            <text:p>Homesick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Victory Record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4834234" calcext:value-type="float">
            <text:p>4834234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1:00</text:p>
          </table:table-cell>
        </table:table-row>
        <table:table-row table:style-name="ro1">
          <table:table-cell office:value-type="string" calcext:value-type="string">
            <text:p>By The Way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Warner Bros. Record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2382816" calcext:value-type="float">
            <text:p>2382816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0-11 00:37:29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Warner Bros. Records, REMember Music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2681974" calcext:value-type="float">
            <text:p>12681974</text:p>
          </table:table-cell>
          <table:table-cell office:value-type="string" calcext:value-type="string">
            <text:p>lyric-heavy</text:p>
          </table:table-cell>
          <table:table-cell table:style-name="ce2" office:value-type="string" calcext:value-type="string">
            <text:p>2019-03-23 01:09:04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XL Recording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888478" calcext:value-type="float">
            <text:p>288847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12-26 21:37:06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string" calcext:value-type="string">
            <text:p>Ratatat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834957" calcext:value-type="float">
            <text:p>834957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1-05 00:58:59</text:p>
          </table:table-cell>
        </table:table-row>
        <table:table-row table:style-name="ro1">
          <table:table-cell office:value-type="string" calcext:value-type="string">
            <text:p>Modern Vampires Of The City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XL Recordings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548938" calcext:value-type="float">
            <text:p>4548938</text:p>
          </table:table-cell>
          <table:table-cell office:value-type="string" calcext:value-type="string">
            <text:p>instrumental-heavy</text:p>
          </table:table-cell>
          <table:table-cell table:style-name="ce2" office:value-type="string" calcext:value-type="string">
            <text:p>2018-03-20 03:22:51</text:p>
          </table:table-cell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5:17:26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9T18:43:04.172000000</dc:date>
    <meta:editing-duration>PT3H10M15S</meta:editing-duration>
    <meta:editing-cycles>13</meta:editing-cycles>
    <meta:generator>LibreOffice/7.1.1.2$Windows_X86_64 LibreOffice_project/fe0b08f4af1bacafe4c7ecc87ce55bb426164676</meta:generator>
    <meta:document-statistic meta:table-count="1" meta:cell-count="640" meta:object-count="0"/>
  </office:meta>
</office:document-meta>
</file>